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C000001296179D9A790CD5FF4.png" manifest:media-type="image/png"/>
  <manifest:file-entry manifest:full-path="Pictures/10000001000001E1000001E28C4B1B6016D8DEFB.png" manifest:media-type="image/png"/>
  <manifest:file-entry manifest:full-path="Pictures/10000001000001E1000001E28B991E8C6757A55D.png" manifest:media-type="image/png"/>
  <manifest:file-entry manifest:full-path="Pictures/10000001000001E1000001E21710CF8335E7B817.png" manifest:media-type="image/png"/>
  <manifest:file-entry manifest:full-path="Pictures/10000001000001E1000001E294BC28EC9CF7E7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width="2.35in" svg:height="2.35in" draw:z-index="0"><draw:image xlink:href="Pictures/10000001000001E1000001E294BC28EC9CF7E76A.png" xlink:type="simple" xlink:show="embed" xlink:actuate="onLoad" draw:mime-type="image/png"/></draw:frame><draw:frame draw:style-name="fr2" draw:name="Image2" text:anchor-type="char" svg:y="0.0098in" svg:width="2.35in" svg:height="2.35in" draw:z-index="1"><draw:image xlink:href="Pictures/10000001000001E1000001E21710CF8335E7B817.png" xlink:type="simple" xlink:show="embed" xlink:actuate="onLoad" draw:mime-type="image/png"/></draw:frame><draw:frame draw:style-name="fr3" draw:name="Image3" text:anchor-type="char" svg:y="7.05in" svg:width="2.35in" svg:height="2.35in" draw:z-index="2"><draw:image xlink:href="Pictures/10000001000001E1000001E28B991E8C6757A55D.png" xlink:type="simple" xlink:show="embed" xlink:actuate="onLoad" draw:mime-type="image/png"/></draw:frame><draw:frame draw:style-name="fr2" draw:name="Image4" text:anchor-type="char" svg:y="7.05in" svg:width="2.35in" svg:height="2.35in" draw:z-index="3"><draw:image xlink:href="Pictures/10000001000001E1000001E28C4B1B6016D8DEFB.png" xlink:type="simple" xlink:show="embed" xlink:actuate="onLoad" draw:mime-type="image/png"/></draw:frame><draw:frame draw:style-name="fr1" draw:name="Image5" text:anchor-type="char" svg:x="-0.0193in" svg:y="3.5992in" svg:width="6.9in" svg:height="2.4752in" draw:z-index="4"><draw:image xlink:href="Pictures/100000010000033C000001296179D9A790CD5F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9:10:09.198609946</meta:creation-date>
    <dc:date>2023-03-14T19:35:06.588864917</dc:date>
    <meta:editing-duration>PT14M46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